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OpenSymbol" svg:font-family="OpenSymbol"/>
    <style:font-face style:name="F" svg:font-family="" style:font-family-generic="roman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85cm" fo:margin-right="0cm" fo:text-indent="0cm" style:auto-text-indent="false"/>
    </style:style>
    <style:style style:name="P2" style:family="paragraph" style:parent-style-name="Standard">
      <style:paragraph-properties fo:margin-left="0.485cm" fo:margin-right="0cm" fo:line-height="200%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>
      <style:paragraph-properties fo:margin-left="0.485cm" fo:margin-right="0.485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 style:list-style-name="L1">
      <style:paragraph-properties fo:margin-left="0.485cm" fo:margin-right="0.485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5" style:family="paragraph" style:parent-style-name="Standard">
      <style:paragraph-properties fo:margin-left="0.485cm" fo:margin-right="0.485cm" fo:line-height="100%" fo:text-align="justify" style:justify-single-word="false" fo:text-indent="0cm" style:auto-text-indent="false" fo:break-before="page"/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 style:list-style-name="L1">
      <style:paragraph-properties fo:margin-left="0.51cm" fo:margin-right="0cm" fo:line-height="150%" fo:text-align="justify" style:justify-single-word="false" fo:text-indent="-0.025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3" style:family="paragraph">
      <style:paragraph-properties fo:margin-left="0.499cm" fo:margin-right="0cm" fo:line-height="150%" fo:text-align="center" fo:text-indent="0cm"/>
      <style:text-properties style:font-name="F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7" style:family="text">
      <style:text-properties style:text-position="super 58%" fo:language="ru" fo:country="RU" fo:font-style="italic" style:font-style-asian="italic" style:font-style-complex="italic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language="ru" fo:country="RU" fo:font-style="italic" style:font-style-asian="italic" style:font-style-complex="italic"/>
    </style:style>
    <style:style style:name="T11" style:family="text">
      <style:text-properties style:text-position="sub 58%" fo:font-style="normal" style:font-style-asian="normal" style:font-style-complex="normal"/>
    </style:style>
    <style:style style:name="T1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5" style:family="text">
      <style:text-properties style:use-window-font-color="true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7" svg:width="18.47cm" svg:height="28.618cm" svg:x="2cm" svg:y="0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8" svg:x1="3.009cm" svg:y1="27.647cm" svg:x2="3.011cm" svg:y2="29.134cm">
          <text:p/>
        </draw:line>
        <draw:line draw:style-name="gr2" draw:text-style-name="P8" svg:x1="2.009cm" svg:y1="27.635cm" svg:x2="20.448cm" svg:y2="27.635cm">
          <text:p/>
        </draw:line>
        <draw:line draw:style-name="gr2" draw:text-style-name="P8" svg:x1="4.016cm" svg:y1="27.647cm" svg:x2="4.018cm" svg:y2="29.134cm">
          <text:p/>
        </draw:line>
        <draw:line draw:style-name="gr2" draw:text-style-name="P8" svg:x1="6.54cm" svg:y1="27.647cm" svg:x2="6.542cm" svg:y2="29.134cm">
          <text:p/>
        </draw:line>
        <draw:line draw:style-name="gr2" draw:text-style-name="P8" svg:x1="8.054cm" svg:y1="27.661cm" svg:x2="8.056cm" svg:y2="29.134cm">
          <text:p/>
        </draw:line>
        <draw:line draw:style-name="gr2" draw:text-style-name="P8" svg:x1="9.064cm" svg:y1="27.647cm" svg:x2="9.066cm" svg:y2="29.12cm">
          <text:p/>
        </draw:line>
        <draw:line draw:style-name="gr2" draw:text-style-name="P8" svg:x1="19.458cm" svg:y1="27.647cm" svg:x2="19.462cm" svg:y2="29.134cm">
          <text:p/>
        </draw:line>
        <draw:line draw:style-name="gr3" draw:text-style-name="P8" svg:x1="2.009cm" svg:y1="28.136cm" svg:x2="9.046cm" svg:y2="28.138cm">
          <text:p/>
        </draw:line>
        <draw:line draw:style-name="gr2" draw:text-style-name="P8" svg:x1="2.009cm" svg:y1="28.643cm" svg:x2="9.046cm" svg:y2="28.643cm">
          <text:p/>
        </draw:line>
        <draw:line draw:style-name="gr3" draw:text-style-name="P8" svg:x1="19.471cm" svg:y1="28.143cm" svg:x2="20.459cm" svg:y2="28.143cm">
          <text:p/>
        </draw:line>
        <draw:frame draw:style-name="gr4" draw:text-style-name="P10" svg:width="0.923cm" svg:height="0.442cm" svg:x="2.049cm" svg:y="28.663cm">
          <draw:text-box>
            <text:p text:style-name="P9"><text:span text:style-name="T12">Изм.</text:span></text:p>
          </draw:text-box>
        </draw:frame>
        <draw:frame draw:style-name="gr4" draw:text-style-name="P10" svg:width="0.925cm" svg:height="0.442cm" svg:x="3.048cm" svg:y="28.663cm">
          <draw:text-box>
            <text:p text:style-name="P9"><text:span text:style-name="T12">Лист</text:span></text:p>
          </draw:text-box>
        </draw:frame>
        <draw:frame draw:style-name="gr4" draw:text-style-name="P10" svg:width="2.375cm" svg:height="0.442cm" svg:x="4.094cm" svg:y="28.663cm">
          <draw:text-box>
            <text:p text:style-name="P9"><text:span text:style-name="T12">№ </text:span><text:span text:style-name="T12">докум.</text:span></text:p>
          </draw:text-box>
        </draw:frame>
        <draw:frame draw:style-name="gr4" draw:text-style-name="P12" svg:width="1.415cm" svg:height="0.442cm" svg:x="6.6cm" svg:y="28.663cm">
          <draw:text-box>
            <text:p text:style-name="P11"><text:span text:style-name="T13">Подпись</text:span></text:p>
          </draw:text-box>
        </draw:frame>
        <draw:frame draw:style-name="gr4" draw:text-style-name="P10" svg:width="0.923cm" svg:height="0.442cm" svg:x="8.098cm" svg:y="28.663cm">
          <draw:text-box>
            <text:p text:style-name="P9"><text:span text:style-name="T12">Дата</text:span></text:p>
          </draw:text-box>
        </draw:frame>
        <draw:frame draw:style-name="gr4" draw:text-style-name="P10" svg:width="0.925cm" svg:height="0.442cm" svg:x="19.498cm" svg:y="27.686cm">
          <draw:text-box>
            <text:p text:style-name="P9"><text:span text:style-name="T12">Лист</text:span></text:p>
          </draw:text-box>
        </draw:frame>
        <draw:frame draw:style-name="gr4" draw:text-style-name="P10" svg:width="0.925cm" svg:height="0.604cm" svg:x="19.498cm" svg:y="28.34cm">
          <draw:text-box>
            <text:p text:style-name="P9"><text:span text:style-name="T14"><text:s/></text:span></text:p>
          </draw:text-box>
        </draw:frame>
        <draw:frame draw:style-name="gr4" draw:text-style-name="P14" svg:width="10.226cm" svg:height="0.683cm" svg:x="9.151cm" svg:y="28.037cm">
          <draw:text-box>
            <text:p text:style-name="P13"><text:span text:style-name="T15">КР-НГТУ-210200.62-(АВР 09-1)-08-12</text:span></text:p>
          </draw:text-box>
        </draw:frame>
      </draw:g>
      <draw:g text:anchor-type="page" text:anchor-page-number="2" draw:z-index="3" draw:style-name="gr1">
        <draw:custom-shape draw:style-name="gr2" draw:text-style-name="P7" svg:width="18.47cm" svg:height="28.618cm" svg:x="2cm" svg:y="0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8" svg:x1="3.009cm" svg:y1="27.647cm" svg:x2="3.011cm" svg:y2="29.134cm">
          <text:p/>
        </draw:line>
        <draw:line draw:style-name="gr2" draw:text-style-name="P8" svg:x1="2.009cm" svg:y1="27.635cm" svg:x2="20.448cm" svg:y2="27.635cm">
          <text:p/>
        </draw:line>
        <draw:line draw:style-name="gr2" draw:text-style-name="P8" svg:x1="4.016cm" svg:y1="27.647cm" svg:x2="4.018cm" svg:y2="29.134cm">
          <text:p/>
        </draw:line>
        <draw:line draw:style-name="gr2" draw:text-style-name="P8" svg:x1="6.54cm" svg:y1="27.647cm" svg:x2="6.542cm" svg:y2="29.134cm">
          <text:p/>
        </draw:line>
        <draw:line draw:style-name="gr2" draw:text-style-name="P8" svg:x1="8.054cm" svg:y1="27.661cm" svg:x2="8.056cm" svg:y2="29.134cm">
          <text:p/>
        </draw:line>
        <draw:line draw:style-name="gr2" draw:text-style-name="P8" svg:x1="9.064cm" svg:y1="27.647cm" svg:x2="9.066cm" svg:y2="29.12cm">
          <text:p/>
        </draw:line>
        <draw:line draw:style-name="gr2" draw:text-style-name="P8" svg:x1="19.458cm" svg:y1="27.647cm" svg:x2="19.462cm" svg:y2="29.134cm">
          <text:p/>
        </draw:line>
        <draw:line draw:style-name="gr3" draw:text-style-name="P8" svg:x1="2.009cm" svg:y1="28.136cm" svg:x2="9.046cm" svg:y2="28.138cm">
          <text:p/>
        </draw:line>
        <draw:line draw:style-name="gr2" draw:text-style-name="P8" svg:x1="2.009cm" svg:y1="28.643cm" svg:x2="9.046cm" svg:y2="28.643cm">
          <text:p/>
        </draw:line>
        <draw:line draw:style-name="gr3" draw:text-style-name="P8" svg:x1="19.471cm" svg:y1="28.143cm" svg:x2="20.459cm" svg:y2="28.143cm">
          <text:p/>
        </draw:line>
        <draw:frame draw:style-name="gr4" draw:text-style-name="P10" svg:width="0.923cm" svg:height="0.442cm" svg:x="2.049cm" svg:y="28.663cm">
          <draw:text-box>
            <text:p text:style-name="P9"><text:span text:style-name="T12">Изм.</text:span></text:p>
          </draw:text-box>
        </draw:frame>
        <draw:frame draw:style-name="gr4" draw:text-style-name="P10" svg:width="0.925cm" svg:height="0.442cm" svg:x="3.048cm" svg:y="28.663cm">
          <draw:text-box>
            <text:p text:style-name="P9"><text:span text:style-name="T12">Лист</text:span></text:p>
          </draw:text-box>
        </draw:frame>
        <draw:frame draw:style-name="gr4" draw:text-style-name="P10" svg:width="2.375cm" svg:height="0.442cm" svg:x="4.094cm" svg:y="28.663cm">
          <draw:text-box>
            <text:p text:style-name="P9"><text:span text:style-name="T12">№ </text:span><text:span text:style-name="T12">докум.</text:span></text:p>
          </draw:text-box>
        </draw:frame>
        <draw:frame draw:style-name="gr4" draw:text-style-name="P12" svg:width="1.415cm" svg:height="0.442cm" svg:x="6.6cm" svg:y="28.663cm">
          <draw:text-box>
            <text:p text:style-name="P11"><text:span text:style-name="T13">Подпись</text:span></text:p>
          </draw:text-box>
        </draw:frame>
        <draw:frame draw:style-name="gr4" draw:text-style-name="P10" svg:width="0.923cm" svg:height="0.442cm" svg:x="8.098cm" svg:y="28.663cm">
          <draw:text-box>
            <text:p text:style-name="P9"><text:span text:style-name="T12">Дата</text:span></text:p>
          </draw:text-box>
        </draw:frame>
        <draw:frame draw:style-name="gr4" draw:text-style-name="P10" svg:width="0.925cm" svg:height="0.442cm" svg:x="19.498cm" svg:y="27.686cm">
          <draw:text-box>
            <text:p text:style-name="P9"><text:span text:style-name="T12">Лист</text:span></text:p>
          </draw:text-box>
        </draw:frame>
        <draw:frame draw:style-name="gr4" draw:text-style-name="P10" svg:width="0.925cm" svg:height="0.604cm" svg:x="19.498cm" svg:y="28.34cm">
          <draw:text-box>
            <text:p text:style-name="P9"><text:span text:style-name="T14"><text:s/></text:span></text:p>
          </draw:text-box>
        </draw:frame>
        <draw:frame draw:style-name="gr4" draw:text-style-name="P14" svg:width="10.226cm" svg:height="0.683cm" svg:x="9.151cm" svg:y="28.037cm">
          <draw:text-box>
            <text:p text:style-name="P13"><text:span text:style-name="T15">КР-НГТУ-210200.62-(АВР 09-1)-08-12</text:span></text:p>
          </draw:text-box>
        </draw:frame>
      </draw:g>
      <text:p text:style-name="P1"/>
      <text:p text:style-name="P2">1 <text:span text:style-name="T1">Задание на курсовую работу.</text:span></text:p>
      <text:p text:style-name="P3"><text:span text:style-name="T1"><text:tab/>Необходимо произвести расчет спектральных характеристик непериодического и периодического сигналов по коду задания 28еD9. Согласно задания форма сигнала имеет вид сложного прямоугольного импульса, который представлен на рис.1</text:span></text:p>
      <text:p text:style-name="P3"><draw:frame draw:style-name="fr1" draw:name="Объект1" text:anchor-type="paragraph" svg:x="2.637cm" svg:y="-0.277cm" svg:width="12.504cm" svg:height="11.023cm" draw:z-index="1"><draw:object xlink:href="../pic_1.odg" xlink:type="simple" xlink:show="embed" xlink:actuate="onLoad"/><draw:image xlink:href="./ObjectReplacements/Object 1" xlink:type="simple" xlink:show="embed" xlink:actuate="onLoad"/></draw:frame><text:span text:style-name="T1"><text:tab/>Непериодический сигнал представлен в виде группы импульсов, структура которого приведена на рис.2</text:span></text:p>
      <text:p text:style-name="P3"><draw:frame draw:style-name="fr1" draw:name="Объект2" text:anchor-type="paragraph" svg:x="4.382cm" svg:y="0.538cm" svg:width="9.737cm" svg:height="7.915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5"><text:span text:style-name="T1"/></text:p>
      <text:p text:style-name="P3"><text:span text:style-name="T1"><text:tab/>Периодический сигнал представляет собой последовательность группы импульсов, повторяющихся с частотой </text:span><text:span text:style-name="T4">f</text:span><text:span text:style-name="T9">1</text:span><text:span text:style-name="T1">.</text:span></text:p>
      <text:p text:style-name="P3"><text:span text:style-name="T1"><text:tab/>Исходя из задания требуется синтезировать фильтр низкой частоты Баттерворта для сигнала со следующими параметрами:</text:span></text:p>
      <text:list xml:id="list5263507231603939855" text:style-name="L1">
        <text:list-item>
          <text:p text:style-name="P4"><text:span text:style-name="T1">амплитуда импульса </text:span><text:span text:style-name="T4">A = </text:span><text:span text:style-name="T2">5 В</text:span><text:span text:style-name="T1">;</text:span></text:p>
        </text:list-item>
        <text:list-item>
          <text:p text:style-name="P4"><text:span text:style-name="T1">длительность импульса </text:span><text:span text:style-name="T4">t</text:span><text:span text:style-name="T10">и</text:span><text:span text:style-name="T4"> </text:span><text:span text:style-name="T2">= 0,0001 мс</text:span><text:span text:style-name="T3">;</text:span></text:p>
        </text:list-item>
        <text:list-item>
          <text:p text:style-name="P4"><text:span text:style-name="T3">частота периодического сигнала </text:span><text:span text:style-name="T2">f</text:span><text:span text:style-name="T10">1</text:span><text:span text:style-name="T2"> = 10</text:span><text:span text:style-name="T7">6</text:span><text:span text:style-name="T2"> Гц</text:span><text:span text:style-name="T3">;</text:span></text:p>
          <text:p text:style-name="P4"><text:span text:style-name="T3">Фильтр должен соответствовать следующим параметрам:</text:span></text:p>
        </text:list-item>
        <text:list-item>
          <text:p text:style-name="P4"><text:span text:style-name="T3">неравномерность передачи в полосе пропускания </text:span><text:span text:style-name="T2">A</text:span><text:span text:style-name="T9">max</text:span><text:span text:style-name="T2"> = 2 дБ</text:span><text:span text:style-name="T3">;</text:span></text:p>
        </text:list-item>
        <text:list-item>
          <text:p text:style-name="P6"><text:span text:style-name="T3">минимальное затухание в полосе задержания </text:span><text:span text:style-name="T2">A</text:span><text:span text:style-name="T9">min</text:span><text:span text:style-name="T2"> = 40 дБ;</text:span></text:p>
        </text:list-item>
        <text:list-item>
          <text:p text:style-name="P6"><text:span text:style-name="T3">начальная частота минимального затухания</text:span><text:span text:style-name="T2"> f</text:span><text:span text:style-name="T10">3</text:span><text:span text:style-name="T2"> = 3f</text:span><text:span text:style-name="T10">1</text:span><text:span text:style-name="T2"> = 3*10</text:span><text:span text:style-name="T7">6</text:span><text:span text:style-name="T2"> Гц;</text:span></text:p>
        </text:list-item>
        <text:list-item>
          <text:p text:style-name="P6"><text:span text:style-name="T3">частота среза</text:span><text:span text:style-name="T2"> f</text:span><text:span text:style-name="T10">с</text:span><text:span text:style-name="T2"> = f</text:span><text:span text:style-name="T10">1</text:span><text:span text:style-name="T2"> = 10</text:span><text:span text:style-name="T7">6</text:span><text:span text:style-name="T2"> Гц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OpenSymbol" svg:font-family="OpenSymbol"/>
    <style:font-face style:name="F" svg:font-family="" style:font-family-generic="roman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0T22:59:28.62</dc:date>
    <dc:creator>Ruslan Murtazin</dc:creator>
    <meta:editing-duration>PT1H10M14S</meta:editing-duration>
    <meta:editing-cycles>14</meta:editing-cycles>
    <meta:generator>OpenOffice.org/3.4.1$Win32 OpenOffice.org_project/341m1$Build-9593</meta:generator>
    <meta:document-statistic meta:table-count="0" meta:image-count="0" meta:object-count="2" meta:page-count="2" meta:paragraph-count="13" meta:word-count="136" meta:character-count="94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cm" svg:y1="7cm" svg:x2="10.1cm" svg:y2="7cm">
          <text:p/>
        </draw:line>
        <draw:line draw:style-name="gr1" draw:text-style-name="P1" draw:layer="layout" svg:x1="2cm" svg:y1="7.6cm" svg:x2="2cm" svg:y2="1.3cm">
          <text:p/>
        </draw:line>
        <draw:line draw:style-name="gr2" draw:text-style-name="P1" draw:layer="layout" svg:x1="2cm" svg:y1="7cm" svg:x2="2cm" svg:y2="3cm">
          <text:p/>
        </draw:line>
        <draw:line draw:style-name="gr2" draw:text-style-name="P1" draw:layer="layout" svg:x1="1.8cm" svg:y1="3cm" svg:x2="2.2cm" svg:y2="3cm">
          <text:p/>
        </draw:line>
        <draw:line draw:style-name="gr2" draw:text-style-name="P1" draw:layer="layout" svg:x1="8cm" svg:y1="3cm" svg:x2="8cm" svg:y2="7cm">
          <text:p/>
        </draw:line>
        <draw:line draw:style-name="gr2" draw:text-style-name="P1" draw:layer="layout" svg:x1="7.8cm" svg:y1="3cm" svg:x2="8.2cm" svg:y2="3cm">
          <text:p/>
        </draw:line>
        <draw:line draw:style-name="gr3" draw:text-style-name="P1" draw:layer="layout" svg:x1="4cm" svg:y1="6.9cm" svg:x2="4cm" svg:y2="7.1cm">
          <text:p/>
        </draw:line>
        <draw:line draw:style-name="gr3" draw:text-style-name="P1" draw:layer="layout" svg:x1="6cm" svg:y1="6.9cm" svg:x2="6cm" svg:y2="7.1cm">
          <text:p/>
        </draw:line>
        <draw:frame draw:style-name="gr4" draw:text-style-name="P2" draw:layer="layout" svg:width="0.777cm" svg:height="0.802cm" svg:x="1.223cm" svg:y="7cm">
          <draw:text-box>
            <text:p><text:span text:style-name="T1">0</text:span></text:p>
          </draw:text-box>
        </draw:frame>
        <draw:frame draw:style-name="gr4" draw:text-style-name="P2" draw:layer="layout" svg:width="0.837cm" svg:height="0.802cm" svg:x="3.563cm" svg:y="6.998cm">
          <draw:text-box>
            <text:p><text:span text:style-name="T1">t</text:span><text:span text:style-name="T2">и</text:span></text:p>
          </draw:text-box>
        </draw:frame>
        <draw:frame draw:style-name="gr4" draw:text-style-name="P2" draw:layer="layout" svg:width="1.112cm" svg:height="0.802cm" svg:x="5.564cm" svg:y="6.998cm">
          <draw:text-box>
            <text:p><text:span text:style-name="T1">2t</text:span><text:span text:style-name="T2">и</text:span></text:p>
          </draw:text-box>
        </draw:frame>
        <draw:frame draw:style-name="gr4" draw:text-style-name="P2" draw:layer="layout" svg:width="1.112cm" svg:height="0.802cm" svg:x="7.564cm" svg:y="6.998cm">
          <draw:text-box>
            <text:p><text:span text:style-name="T1">3t</text:span><text:span text:style-name="T2">и</text:span></text:p>
          </draw:text-box>
        </draw:frame>
        <draw:frame draw:style-name="gr4" draw:text-style-name="P2" draw:layer="layout" svg:width="0.642cm" svg:height="0.802cm" svg:x="9.764cm" svg:y="6.998cm">
          <draw:text-box>
            <text:p><text:span text:style-name="T1">t</text:span></text:p>
          </draw:text-box>
        </draw:frame>
        <draw:frame draw:style-name="gr4" draw:text-style-name="P2" draw:layer="layout" svg:width="1.302cm" svg:height="0.802cm" svg:x="2cm" svg:y="1.298cm">
          <draw:text-box>
            <text:p><text:span text:style-name="T1">S(t)</text:span></text:p>
          </draw:text-box>
        </draw:frame>
        <draw:frame draw:style-name="gr4" draw:text-style-name="P2" draw:layer="layout" svg:width="1.717cm" svg:height="0.802cm" svg:x="4.883cm" svg:y="7.998cm">
          <draw:text-box>
            <text:p text:style-name="P2"><text:span text:style-name="T1">рис.2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